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1DC00001C5336A364AF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glichkeiten:</text:p>
      <text:p text:style-name="P2"><text:tab/>-Geringere Bittiefe bei weniger Farben</text:p>
      <text:p text:style-name="P2"><text:tab/>-Prefix Freier Code:</text:p>
      <text:p text:style-name="P2"><text:tab/><text:tab/>-Code darf nicht der Anfang von einem Andern sein -&gt; Eindeutig</text:p>
      <text:p text:style-name="P2"><text:tab/><text:tab/><text:tab/>-z.B. 10, 11 oder 0</text:p>
      <text:p text:style-name="P2"><text:tab/><text:tab/>-Optimaler Code :</text:p>
      <text:p text:style-name="P2"><text:tab/><text:tab/><text:tab/>-Codelänge[I] = negativer 2er Logarithmus von der Wahrscheinlichkeit der <text:tab/><text:tab/><text:tab/>Information</text:p>
      <text:p text:style-name="P2"><text:tab/><text:tab/><text:tab/><text:tab/>-&gt; I = -log2(p) &lt;- Entropie</text:p>
      <text:p text:style-name="P2"><text:tab/><text:tab/><text:tab/><text:tab/>-&gt; müssen keine ganzen Zahlen sein bei der Länge -&gt; Nur <text:tab/><text:tab/><text:tab/><text:tab/><text:tab/><text:tab/><text:tab/>theoretisches Optimum</text:p>
      <text:p text:style-name="P2"><text:tab/><text:tab/><text:tab/><text:tab/>-// Entropie Shannon nachlesen...</text:p>
      <text:p text:style-name="P2"><text:tab/><text:tab/><text:tab/><text:tab/>-(//Arithmetische Codierung)</text:p>
      <text:p text:style-name="P2"><text:tab/><text:tab/>-Wie OptiCode ausrechnen</text:p>
      <text:p text:style-name="P2"><text:tab/><text:tab/><text:tab/>-Möglichkeiten in einer Liste der Wahrscheinlichkeitsgröße groß nach klein <text:tab/><text:tab/><text:tab/>geordnet aufschreiben</text:p>
      <text:p text:style-name="P2"><text:tab/><text:tab/><text:tab/>-2 Kleinsten Zahlen zusammenfassen und Summe notieren</text:p>
      <text:p text:style-name="P2"><text:tab/><text:tab/><text:tab/>-immer weiter machen -&gt; Huffman-Baum</text:p>
      <text:p text:style-name="P2"><draw:frame draw:style-name="fr1" draw:name="Grafik1" text:anchor-type="paragraph" svg:width="16.999cm" svg:height="5.881cm" draw:z-index="0"><draw:image xlink:href="Pictures/20000007000051DC00001C5336A364AF.svm" xlink:type="simple" xlink:show="embed" xlink:actuate="onLoad"/></draw:frame><text:tab/><text:tab/><text:tab/><text:tab/><text:tab/><text:tab/><text:tab/><text:tab/><text:tab/><text:tab/>0,3 nicht 10 sondern 01</text:p>
      <text:p text:style-name="P2"><text:tab/><text:tab/><text:tab/><text:tab/><text:tab/><text:tab/><text:tab/><text:tab/><text:tab/>von rechts nach links lesen</text:p>
      <text:p text:style-name="P2"><text:tab/><text:tab/><text:tab/>-Mittlere CodeLänge = p*OptCodelänge -&gt; alle zusammenaddiert -&gt; Entropie</text:p>
      <text:p text:style-name="P2"/>
      <text:p text:style-name="P2"><text:span text:style-name="T2">Und weiter gehts!!:</text:span><text:tab/><text:tab/><text:tab/></text:p>
      <text:p text:style-name="P2">Nicht mehr nur einzelne Pixel betrachten <text:tab/>-&gt; 2 benachbarte Pixel betrachten</text:p>
      <text:p text:style-name="P2"><text:tab/><text:tab/><text:tab/><text:tab/>3 farben <text:tab/>-&gt; 3x3 zustände für Nachbarn</text:p>
      <text:p text:style-name="P2"><text:tab/>Bei JPEG werden 8x8 Blöcke (etwa)-&gt; -&gt; 256 ^64 Zustände</text:p>
      <text:p text:style-name="P2"><text:tab/><text:tab/>BlockEntropie</text:p>
      <text:p text:style-name="P2">Im Kopf wird Huffman-Tabelle übertragen – Wert -&gt; Code</text:p>
      <text:p text:style-name="P2"/>
      <text:p text:style-name="P2"><text:tab/><text:tab/>Lineare Quantisierung:</text:p>
      <text:p text:style-name="P2"><text:tab/><text:tab/><text:tab/>Original/DeltaWertMenge -&gt; Runden und *Delta</text:p>
      <text:p text:style-name="P2"/>
      <text:p text:style-name="P1">Prediktive Codierung:</text:p>
      <text:p text:style-name="P1"><text:span text:style-name="T1"><text:tab/>Versucht ein Gedächtnis der schon übertragenen Pixel auszunutzen</text:span></text:p>
      <text:p text:style-name="P1"><text:span text:style-name="T1"><text:tab/>Vorhersa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8S</meta:editing-duration>
    <meta:editing-cycles>25</meta:editing-cycles>
    <meta:generator>OpenOffice.org/3.4.1$Win32 OpenOffice.org_project/341m1$Build-9593</meta:generator>
    <dc:date>2013-12-05T15:28:05.16</dc:date>
    <meta:document-statistic meta:table-count="0" meta:image-count="1" meta:object-count="0" meta:page-count="1" meta:paragraph-count="29" meta:word-count="167" meta:character-count="1257"/>
    <meta:user-defined meta:name="Info 1"/>
    <meta:user-defined meta:name="Info 2"/>
    <meta:user-defined meta:name="Info 3"/>
    <meta:user-defined meta:name="Info 4"/>
  </office:meta>
</office:document-meta>
</file>